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fill-color="#ff950e" draw:textarea-vertical-align="middle"/>
    </style:style>
    <style:style style:name="gr7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fill-color="#ffff66" draw:textarea-vertical-align="middle"/>
    </style:style>
    <style:style style:name="gr9" style:family="graphic" style:parent-style-name="objectwithoutfill">
      <style:graphic-properties draw:marker-end="Arrow" draw:marker-end-width="0.3cm" draw:fill="none" draw:fill-color="#008080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127cm"/>
    </style:style>
    <style:style style:name="gr11" style:family="graphic" style:parent-style-name="standard">
      <style:graphic-properties draw:fill="solid" draw:fill-color="#008080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fo:min-height="0.766cm"/>
    </style:style>
    <style:style style:name="gr1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6" style:family="graphic" style:parent-style-name="objectwithoutfill">
      <style:graphic-properties draw:marker-end="Arrow" draw:marker-end-width="0.3cm" draw:fill="none" draw:fill-color="#99ccff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508cm"/>
    </style:style>
    <style:style style:name="gr18" style:family="graphic" style:parent-style-name="standard">
      <style:graphic-properties draw:stroke="none" svg:stroke-color="#000000" draw:fill="none" draw:fill-color="#ffffff" fo:min-height="1.14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P1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54cm" svg:height="0.762cm" svg:x="3.921cm" svg:y="1.508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" draw:layer="layout" svg:width="10.12cm" svg:height="0.962cm" svg:x="7.009cm" svg:y="1.308cm">
          <draw:text-box>
            <text:p>IHU and Camera Control Interface</text:p>
          </draw:text-box>
        </draw:frame>
        <draw:custom-shape draw:style-name="gr3" draw:text-style-name="P1" xml:id="id2" draw:id="id2" draw:layer="layout" svg:width="2.413cm" svg:height="1.524cm" svg:x="3.921cm" svg:y="3.286cm">
          <text:p text:style-name="P1">Initial</text:p>
          <text:p text:style-name="P1">Sta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" draw:id="id3" draw:layer="layout" svg:width="3.175cm" svg:height="2.667cm" svg:x="3.54cm" svg:y="5.826cm">
          <text:p text:style-name="P1">Camera</text:p>
          <text:p text:style-name="P1">PowerOn</text:p>
          <text:p text:style-name="P1">Sequence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layer="layout" svg:width="4.74cm" svg:height="0.763cm" svg:x="5.15cm" svg:y="4.937cm">
          <draw:text-box>
            <text:p><text:span text:style-name="T1">Experiment 4 Enable</text:span></text:p>
          </draw:text-box>
        </draw:frame>
        <draw:custom-shape draw:style-name="gr4" draw:text-style-name="P1" xml:id="id4" draw:id="id4" draw:layer="layout" svg:width="3.683cm" svg:height="2.159cm" svg:x="3.286cm" svg:y="9.636cm">
          <text:p text:style-name="P1">Poll</text:p>
          <text:p text:style-name="P1">Cam</text:p>
          <text:p text:style-name="P1">Status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" draw:text-style-name="P1" xml:id="id5" draw:id="id5" draw:layer="layout" svg:width="2.413cm" svg:height="2.413cm" svg:x="3.921cm" svg:y="12.684cm">
          <text:p text:style-name="P1"><text:span text:style-name="T2">Status = FAI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1" xml:id="id6" draw:id="id6" draw:layer="layout" svg:width="2.413cm" svg:height="0.635cm" svg:x="7.731cm" svg:y="13.573cm">
          <text:p text:style-name="P1">FAIL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1" draw:layer="layout" svg:x1="5.191cm" svg:y1="2.27cm" svg:x2="5.128cm" svg:y2="3.286cm" draw:start-shape="id1" draw:start-glue-point="6" draw:end-shape="id2" draw:end-glue-point="4" svg:d="m5191 2270v509h-63v507" svg:viewBox="0 0 64 1017">
          <text:p/>
        </draw:connector>
        <draw:connector draw:style-name="gr6" draw:text-style-name="P1" draw:layer="layout" svg:x1="5.128cm" svg:y1="4.81cm" svg:x2="5.128cm" svg:y2="5.826cm" draw:start-shape="id2" draw:start-glue-point="6" draw:end-shape="id3" draw:end-glue-point="4" svg:d="m5128 4810v1016" svg:viewBox="0 0 1 1017">
          <text:p/>
        </draw:connector>
        <draw:connector draw:style-name="gr6" draw:text-style-name="P1" draw:layer="layout" svg:x1="5.128cm" svg:y1="8.493cm" svg:x2="5.127cm" svg:y2="9.636cm" draw:start-shape="id3" draw:start-glue-point="6" draw:end-shape="id4" draw:end-glue-point="4" svg:d="m5128 8493v571h-1v572" svg:viewBox="0 0 2 1144">
          <text:p/>
        </draw:connector>
        <draw:connector draw:style-name="gr6" draw:text-style-name="P1" draw:layer="layout" svg:x1="6.334cm" svg:y1="13.891cm" svg:x2="7.731cm" svg:y2="13.891cm" draw:start-shape="id5" draw:start-glue-point="7" draw:end-shape="id6" draw:end-glue-point="5" svg:d="m6334 13891h1397" svg:viewBox="0 0 1398 1">
          <text:p/>
        </draw:connector>
        <draw:connector draw:style-name="gr6" draw:text-style-name="P1" draw:layer="layout" svg:x1="5.127cm" svg:y1="11.795cm" svg:x2="5.128cm" svg:y2="12.684cm" draw:start-shape="id4" draw:start-glue-point="6" draw:end-shape="id5" draw:end-glue-point="4" svg:d="m5127 11795v444h1v445" svg:viewBox="0 0 2 890">
          <text:p/>
        </draw:connector>
        <draw:connector draw:style-name="gr6" draw:text-style-name="P1" draw:layer="layout" svg:x1="5.128cm" svg:y1="15.097cm" svg:x2="3.286cm" svg:y2="10.716cm" draw:start-shape="id5" draw:start-glue-point="6" draw:end-shape="id4" draw:end-glue-point="5" svg:d="m5128 15097v501h-2344v-4882h502" svg:viewBox="0 0 2345 4883">
          <text:p/>
        </draw:connector>
        <draw:frame draw:style-name="gr2" draw:layer="layout" svg:width="3.808cm" svg:height="0.683cm" svg:x="1.129cm" svg:y="12.128cm">
          <draw:text-box>
            <text:p><text:span text:style-name="T2">Status = NOT RDY</text:span></text:p>
          </draw:text-box>
        </draw:frame>
        <draw:custom-shape draw:style-name="gr7" draw:text-style-name="P1" xml:id="id7" draw:id="id7" draw:layer="layout" svg:width="3.429cm" svg:height="2.159cm" svg:x="10.773cm" svg:y="15.732cm">
          <text:p text:style-name="P1">Data</text:p>
          <text:p text:style-name="P1">Transfer</text:p>
          <text:p text:style-name="P1">N &lt; 60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8" draw:text-style-name="P1" draw:layer="layout" svg:x1="6.969cm" svg:y1="10.716cm" svg:x2="12.488cm" svg:y2="15.732cm" draw:start-shape="id4" draw:start-glue-point="7" draw:end-shape="id7" draw:end-glue-point="4" svg:d="m6969 10716h5519v5016" svg:viewBox="0 0 5520 5017">
          <text:p/>
        </draw:connector>
        <draw:connector draw:style-name="gr9" draw:text-style-name="P1" draw:layer="layout" svg:x1="12.488cm" svg:y1="17.891cm" svg:x2="12.488cm" svg:y2="19.161cm" draw:start-shape="id7" draw:start-glue-point="6" svg:d="m12488 17891v1270" svg:viewBox="0 0 1 1271">
          <text:p/>
        </draw:connector>
        <draw:custom-shape draw:style-name="gr4" draw:text-style-name="P1" xml:id="id8" draw:id="id8" draw:layer="layout" svg:width="2.413cm" svg:height="2.413cm" svg:x="11.281cm" svg:y="22.463cm">
          <text:p text:style-name="P1"><text:span text:style-name="T2">Status = ERRO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1" xml:id="id9" draw:id="id9" draw:layer="layout" svg:width="2.413cm" svg:height="0.635cm" svg:x="15.345cm" svg:y="23.352cm">
          <text:p text:style-name="P1">FAIL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1" draw:layer="layout" svg:x1="13.694cm" svg:y1="23.67cm" svg:x2="15.345cm" svg:y2="23.67cm" draw:start-shape="id8" draw:start-glue-point="7" draw:end-shape="id9" draw:end-glue-point="5" svg:d="m13694 23670h1651" svg:viewBox="0 0 1652 1">
          <text:p/>
        </draw:connector>
        <draw:connector draw:style-name="gr9" draw:text-style-name="P1" draw:layer="layout" svg:x1="12.488cm" svg:y1="21.32cm" svg:x2="12.488cm" svg:y2="22.463cm" draw:end-shape="id8" draw:end-glue-point="4" svg:d="m12488 21320v1143" svg:viewBox="0 0 1 1144">
          <text:p/>
        </draw:connector>
        <draw:connector draw:style-name="gr9" draw:text-style-name="P1" draw:layer="layout" draw:line-skew="0cm -1.524cm" svg:x1="12.488cm" svg:y1="24.876cm" svg:x2="10.773cm" svg:y2="16.812cm" draw:start-shape="id8" draw:start-glue-point="6" draw:end-shape="id7" draw:end-glue-point="5" svg:d="m12488 24876v501h-3741v-8565h2026" svg:viewBox="0 0 3742 8566">
          <text:p/>
        </draw:connector>
        <draw:frame draw:style-name="gr10" draw:layer="layout" svg:width="4.826cm" svg:height="0.683cm" svg:x="8.239cm" svg:y="21.526cm">
          <draw:text-box>
            <text:p><text:span text:style-name="T2">Frame TX Success</text:span></text:p>
          </draw:text-box>
        </draw:frame>
        <draw:custom-shape draw:style-name="gr1" draw:text-style-name="P1" xml:id="id10" draw:id="id10" draw:layer="layout" svg:width="2.54cm" svg:height="0.635cm" svg:x="15.351cm" svg:y="16.494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1" draw:layer="layout" svg:x1="14.202cm" svg:y1="16.812cm" svg:x2="15.351cm" svg:y2="16.812cm" draw:start-shape="id7" draw:start-glue-point="7" draw:end-shape="id10" draw:end-glue-point="5" svg:d="m14202 16812h1149" svg:viewBox="0 0 1150 1">
          <text:p/>
        </draw:connector>
        <draw:frame draw:style-name="gr2" draw:layer="layout" svg:width="2.873cm" svg:height="0.683cm" svg:x="8.414cm" svg:y="10.144cm">
          <draw:text-box>
            <text:p><text:span text:style-name="T2">Status = RDY</text:span></text:p>
          </draw:text-box>
        </draw:frame>
        <draw:custom-shape draw:style-name="gr11" draw:text-style-name="P1" draw:layer="layout" svg:width="5.08cm" svg:height="2.032cm" svg:x="9.89cm" svg:y="19.161cm">
          <text:p text:style-name="P1">Read</text:p>
          <text:p text:style-name="P1">Data</text:p>
          <text:p text:style-name="P1">N++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</draw:page>
      <draw:page draw:name="page2" draw:style-name="dp1" draw:master-page-name="Default">
        <draw:frame draw:style-name="gr12" draw:layer="layout" svg:width="8.763cm" svg:height="1.016cm" svg:x="6.842cm" svg:y="1.635cm">
          <draw:text-box>
            <text:p>IHU Polling State Description</text:p>
          </draw:text-box>
        </draw:frame>
        <draw:custom-shape draw:style-name="gr1" draw:text-style-name="P1" xml:id="id11" draw:id="id11" draw:layer="layout" svg:width="2.54cm" svg:height="0.762cm" svg:x="5.953cm" svg:y="3.286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3" draw:text-style-name="P1" xml:id="id13" draw:id="id13" draw:layer="layout" svg:width="4.826cm" svg:height="1.397cm" svg:x="4.429cm" svg:y="9.128cm">
          <text:p text:style-name="P1">IHU TX:</text:p>
          <text:p text:style-name="P1">R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4" draw:text-style-name="P1" xml:id="id12" draw:id="id12" draw:layer="layout" svg:width="6.35cm" svg:height="2.667cm" svg:x="4.175cm" svg:y="5.064cm">
          <text:p text:style-name="P1">While</text:p>
          <text:p text:style-name="P1">Timeout &lt; 100ms</text:p>
          <text:p text:style-name="P1">Retries &lt; MAX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1" draw:text-style-name="P1" xml:id="id14" draw:id="id14" draw:layer="layout" svg:width="4.826cm" svg:height="1.397cm" svg:x="3.921cm" svg:y="11.795cm">
          <text:p text:style-name="P1">Cam TX:</text:p>
          <text:p text:style-name="P1">YY or N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4" draw:text-style-name="P1" xml:id="id15" draw:id="id15" draw:layer="layout" svg:width="3.429cm" svg:height="3.048cm" svg:x="5.191cm" svg:y="14.335cm">
          <text:p text:style-name="P1">RX = YY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5" draw:text-style-name="P1" draw:layer="layout" svg:width="0.001cm" svg:height="0.127cm" svg:x="7.223cm" svg:y="16.621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4" draw:text-style-name="P1" xml:id="id16" draw:id="id16" draw:layer="layout" svg:width="3.429cm" svg:height="3.048cm" svg:x="5.191cm" svg:y="18.145cm">
          <text:p text:style-name="P1">RX = NN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6" draw:text-style-name="P1" draw:layer="layout" svg:x1="7.223cm" svg:y1="4.048cm" svg:x2="7.35cm" svg:y2="5.064cm" draw:start-shape="id11" draw:start-glue-point="6" draw:end-shape="id12" draw:end-glue-point="4" svg:d="m7223 4048v508h127v508" svg:viewBox="0 0 128 1017">
          <text:p/>
        </draw:connector>
        <draw:connector draw:style-name="gr16" draw:text-style-name="P1" draw:layer="layout" svg:x1="7.35cm" svg:y1="7.731cm" svg:x2="7.325cm" svg:y2="9.128cm" draw:start-shape="id12" draw:start-glue-point="6" draw:end-shape="id13" draw:end-glue-point="4" svg:d="m7350 7731v698h-25v699" svg:viewBox="0 0 26 1398">
          <text:p/>
        </draw:connector>
        <draw:connector draw:style-name="gr16" draw:text-style-name="P1" draw:layer="layout" svg:x1="6.842cm" svg:y1="10.525cm" svg:x2="6.817cm" svg:y2="11.795cm" draw:start-shape="id13" draw:start-glue-point="8" draw:end-shape="id14" draw:end-glue-point="4" svg:d="m6842 10525v635h-25v635" svg:viewBox="0 0 26 1271">
          <text:p/>
        </draw:connector>
        <draw:connector draw:style-name="gr16" draw:text-style-name="P1" draw:layer="layout" svg:x1="6.334cm" svg:y1="13.192cm" svg:x2="6.906cm" svg:y2="14.335cm" draw:start-shape="id14" draw:start-glue-point="8" draw:end-shape="id15" draw:end-glue-point="4" svg:d="m6334 13192v572h572v571" svg:viewBox="0 0 573 1144">
          <text:p/>
        </draw:connector>
        <draw:connector draw:style-name="gr16" draw:text-style-name="P1" draw:layer="layout" svg:x1="6.906cm" svg:y1="17.383cm" svg:x2="6.906cm" svg:y2="18.145cm" draw:start-shape="id15" draw:start-glue-point="6" draw:end-shape="id16" draw:end-glue-point="4" svg:d="m6906 17383v762" svg:viewBox="0 0 1 763">
          <text:p/>
        </draw:connector>
        <draw:custom-shape draw:style-name="gr5" draw:text-style-name="P1" xml:id="id18" draw:id="id18" draw:layer="layout" svg:width="5.334cm" svg:height="0.635cm" svg:x="4.048cm" svg:y="23.098cm">
          <text:p text:style-name="P1">Status = FAIL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3" draw:text-style-name="P1" xml:id="id17" draw:id="id17" draw:layer="layout" svg:width="2.794cm" svg:height="2.032cm" svg:x="0.873cm" svg:y="12.684cm">
          <text:p text:style-name="P1">Reset</text:p>
          <text:p text:style-name="P1">Timeout</text:p>
          <text:p text:style-name="P1">Retries++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" draw:text-style-name="P1" draw:layer="layout" svg:x1="5.191cm" svg:y1="19.669cm" svg:x2="2.27cm" svg:y2="14.716cm" draw:start-shape="id16" draw:start-glue-point="5" draw:end-shape="id17" draw:end-glue-point="6" svg:d="m5191 19669h-2921v-4953" svg:viewBox="0 0 2922 4954">
          <text:p/>
        </draw:connector>
        <draw:connector draw:style-name="gr16" draw:text-style-name="P1" draw:layer="layout" svg:x1="2.27cm" svg:y1="12.684cm" svg:x2="4.175cm" svg:y2="6.398cm" draw:start-shape="id17" draw:start-glue-point="4" draw:end-shape="id12" draw:end-glue-point="5" svg:d="m2270 12684v-6286h1905" svg:viewBox="0 0 1906 6287">
          <text:p/>
        </draw:connector>
        <draw:frame draw:style-name="gr2" draw:layer="layout" svg:width="3.749cm" svg:height="0.683cm" svg:x="2.143cm" svg:y="19.875cm">
          <draw:text-box>
            <text:p><text:span text:style-name="T2">Camera NOT RDY</text:span></text:p>
          </draw:text-box>
        </draw:frame>
        <draw:connector draw:style-name="gr16" draw:text-style-name="P1" draw:layer="layout" svg:x1="6.906cm" svg:y1="21.193cm" svg:x2="6.715cm" svg:y2="23.098cm" draw:start-shape="id16" draw:start-glue-point="6" draw:end-shape="id18" draw:end-glue-point="4" svg:d="m6906 21193v953h-191v952" svg:viewBox="0 0 192 1906">
          <text:p/>
        </draw:connector>
        <draw:frame draw:style-name="gr2" draw:layer="layout" svg:width="3.072cm" svg:height="0.725cm" svg:x="7.096cm" svg:y="21.484cm">
          <draw:text-box>
            <text:p><text:span text:style-name="T3">Camera Error</text:span></text:p>
          </draw:text-box>
        </draw:frame>
        <draw:custom-shape draw:style-name="gr1" draw:text-style-name="P1" xml:id="id19" draw:id="id19" draw:layer="layout" svg:width="4.445cm" svg:height="0.762cm" svg:x="11.033cm" svg:y="15.478cm">
          <text:p text:style-name="P1">Status = RDY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6" draw:text-style-name="P1" draw:layer="layout" svg:x1="8.62cm" svg:y1="15.859cm" svg:x2="11.033cm" svg:y2="15.859cm" draw:start-shape="id15" draw:start-glue-point="7" draw:end-shape="id19" draw:end-glue-point="5" svg:d="m8620 15859h2413" svg:viewBox="0 0 2414 1">
          <text:p/>
        </draw:connector>
        <draw:frame draw:style-name="gr17" draw:layer="layout" svg:width="3.302cm" svg:height="0.758cm" svg:x="8.493cm" svg:y="14.843cm">
          <draw:text-box>
            <text:p><text:span text:style-name="T3">Camera RDY</text:span></text:p>
          </draw:text-box>
        </draw:frame>
        <draw:custom-shape draw:style-name="gr5" draw:text-style-name="P1" xml:id="id20" draw:id="id20" draw:layer="layout" svg:width="5.461cm" svg:height="0.889cm" svg:x="14.462cm" svg:y="5.953cm">
          <text:p text:style-name="P1">Status = FAIL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6" draw:text-style-name="P1" draw:layer="layout" svg:x1="10.525cm" svg:y1="6.398cm" svg:x2="14.462cm" svg:y2="6.397cm" draw:start-shape="id12" draw:start-glue-point="7" draw:end-shape="id20" draw:end-glue-point="5" svg:d="m10525 6398h1969v-1h1968" svg:viewBox="0 0 3938 2">
          <text:p/>
        </draw:connector>
        <draw:frame draw:style-name="gr18" draw:layer="layout" svg:width="5.842cm" svg:height="1.673cm" svg:x="10.398cm" svg:y="4.788cm">
          <draw:text-box>
            <text:p><text:span text:style-name="T3">Timeout Exceeded</text:span></text:p>
            <text:p><text:span text:style-name="T3">Or</text:span></text:p>
            <text:p><text:span text:style-name="T3">Retries Exceeded</text:span></text:p>
          </draw:text-box>
        </draw:frame>
      </draw:page>
      <draw:page draw:name="page3" draw:style-name="dp1" draw:master-page-name="Default">
        <draw:frame draw:style-name="gr12" draw:layer="layout" svg:width="9.548cm" svg:height="1.016cm" svg:x="6.819cm" svg:y="1.635cm">
          <draw:text-box>
            <text:p>IHU Data Transfer Description</text:p>
          </draw:text-box>
        </draw:frame>
        <draw:custom-shape draw:style-name="gr1" draw:text-style-name="P1" xml:id="id21" draw:id="id21" draw:layer="layout" svg:width="2.54cm" svg:height="0.762cm" svg:x="6.08cm" svg:y="2.778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3" draw:text-style-name="P1" xml:id="id23" draw:id="id23" draw:layer="layout" svg:width="4.826cm" svg:height="1.397cm" svg:x="4.406cm" svg:y="9.128cm">
          <text:p text:style-name="P1">IHU TX:</text:p>
          <text:p text:style-name="P1">T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4" draw:text-style-name="P1" xml:id="id22" draw:id="id22" draw:layer="layout" svg:width="6.35cm" svg:height="2.667cm" svg:x="4.152cm" svg:y="5.064cm">
          <text:p text:style-name="P1">While</text:p>
          <text:p text:style-name="P1">Timeout &lt; 500ms</text:p>
          <text:p text:style-name="P1">Lines &lt; 60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1" draw:text-style-name="P1" xml:id="id24" draw:id="id24" draw:layer="layout" svg:width="4.826cm" svg:height="1.397cm" svg:x="3.898cm" svg:y="11.795cm">
          <text:p text:style-name="P1">Cam TX:</text:p>
          <text:p text:style-name="P1">{FRAME}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4" draw:text-style-name="P1" xml:id="id25" draw:id="id25" draw:layer="layout" svg:width="3.429cm" svg:height="3.048cm" svg:x="4.683cm" svg:y="15.224cm">
          <text:p text:style-name="P1">RX = Vali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5" draw:text-style-name="P1" draw:layer="layout" svg:width="0.001cm" svg:height="0.127cm" svg:x="6.692cm" svg:y="15.859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6" draw:text-style-name="P1" draw:layer="layout" svg:x1="7.35cm" svg:y1="3.54cm" svg:x2="7.327cm" svg:y2="5.064cm" draw:start-shape="id21" draw:start-glue-point="6" draw:end-shape="id22" draw:end-glue-point="4" svg:d="m7350 3540v762h-23v762" svg:viewBox="0 0 24 1525">
          <text:p/>
        </draw:connector>
        <draw:connector draw:style-name="gr16" draw:text-style-name="P1" draw:layer="layout" svg:x1="7.327cm" svg:y1="7.731cm" svg:x2="7.302cm" svg:y2="9.128cm" draw:start-shape="id22" draw:start-glue-point="6" draw:end-shape="id23" draw:end-glue-point="4" svg:d="m7327 7731v698h-25v699" svg:viewBox="0 0 26 1398">
          <text:p/>
        </draw:connector>
        <draw:connector draw:style-name="gr16" draw:text-style-name="P1" draw:layer="layout" svg:x1="6.819cm" svg:y1="10.525cm" svg:x2="6.794cm" svg:y2="11.795cm" draw:start-shape="id23" draw:start-glue-point="8" draw:end-shape="id24" draw:end-glue-point="4" svg:d="m6819 10525v635h-25v635" svg:viewBox="0 0 26 1271">
          <text:p/>
        </draw:connector>
        <draw:custom-shape draw:style-name="gr5" draw:text-style-name="P1" xml:id="id26" draw:id="id26" draw:layer="layout" svg:width="5.334cm" svg:height="0.635cm" svg:x="3.667cm" svg:y="19.161cm">
          <text:p text:style-name="P1">Status = ERROR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6" draw:text-style-name="P1" draw:layer="layout" svg:x1="6.398cm" svg:y1="18.272cm" svg:x2="6.334cm" svg:y2="19.161cm" draw:start-shape="id25" draw:start-glue-point="6" draw:end-shape="id26" draw:end-glue-point="4" svg:d="m6398 18272v445h-64v444" svg:viewBox="0 0 65 890">
          <text:p/>
        </draw:connector>
        <draw:frame draw:style-name="gr19" draw:layer="layout" svg:width="3.072cm" svg:height="0.762cm" svg:x="6.461cm" svg:y="18.399cm">
          <draw:text-box>
            <text:p><text:span text:style-name="T3">Camera Error</text:span></text:p>
          </draw:text-box>
        </draw:frame>
        <draw:custom-shape draw:style-name="gr5" draw:text-style-name="P1" xml:id="id28" draw:id="id28" draw:layer="layout" svg:width="5.461cm" svg:height="0.889cm" svg:x="15.129cm" svg:y="9.382cm">
          <text:p text:style-name="P1">Status = FAIL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8" draw:layer="layout" svg:width="4.341cm" svg:height="1.673cm" svg:x="11.033cm" svg:y="4.407cm">
          <draw:text-box>
            <text:p><text:span text:style-name="T3">Timeout Exceeded</text:span></text:p>
            <text:p><text:span text:style-name="T3">Or</text:span></text:p>
            <text:p><text:span text:style-name="T3">TX Complete</text:span></text:p>
          </draw:text-box>
        </draw:frame>
        <draw:custom-shape draw:style-name="gr14" draw:text-style-name="P1" xml:id="id27" draw:id="id27" draw:layer="layout" svg:width="3.429cm" svg:height="3.048cm" svg:x="11.033cm" svg:y="8.366cm">
          <text:p text:style-name="P1">Timeout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6" draw:text-style-name="P1" draw:layer="layout" svg:x1="14.462cm" svg:y1="9.89cm" svg:x2="15.129cm" svg:y2="9.826cm" draw:start-shape="id27" draw:start-glue-point="7" draw:end-shape="id28" draw:end-glue-point="5" svg:d="m14462 9890h333v-64h334" svg:viewBox="0 0 668 65">
          <text:p/>
        </draw:connector>
        <draw:connector draw:style-name="gr16" draw:text-style-name="P1" draw:layer="layout" svg:x1="10.502cm" svg:y1="6.398cm" svg:x2="12.748cm" svg:y2="8.366cm" draw:start-shape="id22" draw:start-glue-point="7" draw:end-shape="id27" draw:end-glue-point="4" svg:d="m10502 6398h2246v1968" svg:viewBox="0 0 2247 1969">
          <text:p/>
        </draw:connector>
        <draw:custom-shape draw:style-name="gr1" draw:text-style-name="P1" xml:id="id29" draw:id="id29" draw:layer="layout" svg:width="3.683cm" svg:height="1.651cm" svg:x="10.779cm" svg:y="12.811cm">
          <text:p text:style-name="P1">Image</text:p>
          <text:p text:style-name="P1">Transferre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6" draw:text-style-name="P1" draw:layer="layout" svg:x1="12.748cm" svg:y1="11.414cm" svg:x2="12.62cm" svg:y2="12.811cm" draw:start-shape="id27" draw:start-glue-point="6" draw:end-shape="id29" draw:end-glue-point="4" svg:d="m12748 11414v699h-128v698" svg:viewBox="0 0 129 1398">
          <text:p/>
        </draw:connector>
        <draw:custom-shape draw:style-name="gr13" draw:text-style-name="P1" xml:id="id30" draw:id="id30" draw:layer="layout" svg:width="2.794cm" svg:height="2.032cm" svg:x="1cm" svg:y="10.271cm">
          <text:p text:style-name="P1">Reset</text:p>
          <text:p text:style-name="P1">Timeout</text:p>
          <text:p text:style-name="P1">Lines++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" draw:text-style-name="P1" draw:layer="layout" svg:x1="2.397cm" svg:y1="10.271cm" svg:x2="4.152cm" svg:y2="6.398cm" draw:start-shape="id30" draw:start-glue-point="4" draw:end-shape="id22" draw:end-glue-point="5" svg:d="m2397 10271v-3873h1755" svg:viewBox="0 0 1756 3874">
          <text:p/>
        </draw:connector>
        <draw:connector draw:style-name="gr16" draw:text-style-name="P1" draw:layer="layout" svg:x1="6.311cm" svg:y1="13.192cm" svg:x2="6.398cm" svg:y2="15.224cm" draw:start-shape="id24" draw:start-glue-point="8" draw:end-shape="id25" draw:end-glue-point="4" svg:d="m6311 13192v1020h87v1012" svg:viewBox="0 0 88 2033">
          <text:p/>
        </draw:connector>
        <draw:connector draw:style-name="gr16" draw:text-style-name="P1" draw:layer="layout" svg:x1="4.683cm" svg:y1="16.748cm" svg:x2="2.397cm" svg:y2="12.303cm" draw:start-shape="id25" draw:start-glue-point="5" draw:end-shape="id30" draw:end-glue-point="6" svg:d="m4683 16748h-2286v-4445" svg:viewBox="0 0 2287 4446">
          <text:p/>
        </draw:connector>
        <draw:frame draw:style-name="gr19" draw:layer="layout" svg:width="2.792cm" svg:height="0.762cm" svg:x="2.272cm" svg:y="15.732cm">
          <draw:text-box>
            <text:p><text:span text:style-name="T3">Valid Fra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22T12:00:56</meta:creation-date>
    <dc:date>2013-01-22T13:50:43</dc:date>
    <meta:editing-duration>PT1H34M36S</meta:editing-duration>
    <meta:editing-cycles>5</meta:editing-cycles>
    <meta:generator>LibreOffice/3.5$Linux_X86_64 LibreOffice_project/350m1$Build-2</meta:generator>
    <meta:document-statistic meta:object-count="79"/>
  </office:meta>
</office:document-meta>
</file>